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4000000224D612391D38FB094.png" manifest:media-type="image/png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3174in" style:rel-column-width="3107*"/>
    </style:style>
    <style:style style:name="Table1.B" style:family="table-column">
      <style:table-column-properties style:column-width="3.1188in" style:rel-column-width="30537*"/>
    </style:style>
    <style:style style:name="Table1.C" style:family="table-column">
      <style:table-column-properties style:column-width="3.2569in" style:rel-column-width="318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1.C2" style:family="table-cell">
      <style:table-cell-properties style:vertical-align="" fo:background-color="transparent" fo:padding="0.0382in" fo:border="0.05pt solid #000000" style:writing-mode="lr-tb">
        <style:background-image/>
      </style:table-cell-properties>
    </style:style>
    <style:style style:name="Table1.C3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174in" style:rel-column-width="3107*"/>
    </style:style>
    <style:style style:name="Table2.B" style:family="table-column">
      <style:table-column-properties style:column-width="3.1188in" style:rel-column-width="30537*"/>
    </style:style>
    <style:style style:name="Table2.C" style:family="table-column">
      <style:table-column-properties style:column-width="3.2569in" style:rel-column-width="318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text-properties officeooo:paragraph-rsid="00657829"/>
    </style:style>
    <style:style style:name="P4" style:family="paragraph" style:parent-style-name="Standard">
      <style:paragraph-properties fo:margin-top="0in" fo:margin-bottom="0.0783in" loext:contextual-spacing="false" fo:line-height="115%"/>
      <style:text-properties style:font-name="Ubuntu" fo:font-size="10.5pt" fo:font-style="normal" fo:font-weight="normal" officeooo:rsid="005e277a" style:font-size-asian="10.5pt" style:font-style-asian="normal" style:font-weight-asian="normal" style:font-size-complex="10.5pt"/>
    </style:style>
    <style:style style:name="P5" style:family="paragraph" style:parent-style-name="Heading_20_2">
      <style:paragraph-properties fo:margin-top="0.0783in" fo:margin-bottom="0.0783in" loext:contextual-spacing="false"/>
      <style:text-properties officeooo:rsid="00639a57" officeooo:paragraph-rsid="00639a57"/>
    </style:style>
    <style:style style:name="P6" style:family="paragraph" style:parent-style-name="Heading_20_2">
      <style:paragraph-properties fo:margin-top="0.0783in" fo:margin-bottom="0.0783in" loext:contextual-spacing="false" fo:line-height="115%"/>
      <style:text-properties style:font-name="Ubuntu" fo:font-size="16pt" fo:font-style="normal" fo:font-weight="bold" officeooo:rsid="00639a57" officeooo:paragraph-rsid="00657829" style:font-name-asian="Microsoft YaHei" style:font-size-asian="16pt" style:font-style-asian="normal" style:font-weight-asian="bold" style:font-name-complex="Mangal" style:font-size-complex="16pt" style:font-weight-complex="bold"/>
    </style:style>
    <style:style style:name="P7" style:family="paragraph" style:parent-style-name="Table_20_Contents">
      <style:text-properties fo:font-weight="bold" officeooo:rsid="0065518c" officeooo:paragraph-rsid="0065518c" style:font-weight-asian="bold" style:font-weight-complex="bold"/>
    </style:style>
    <style:style style:name="P8" style:family="paragraph" style:parent-style-name="Table_20_Contents">
      <style:text-properties fo:font-weight="bold" officeooo:rsid="0065518c" officeooo:paragraph-rsid="00657829" style:font-weight-asian="bold" style:font-weight-complex="bold"/>
    </style:style>
    <style:style style:name="P9" style:family="paragraph" style:parent-style-name="Table_20_Contents">
      <style:text-properties fo:font-variant="normal" fo:text-transform="none" fo:color="#000000" style:font-name="Arial" fo:font-size="10pt" fo:letter-spacing="normal" fo:font-style="normal" fo:font-weight="normal" officeooo:rsid="0065518c" officeooo:paragraph-rsid="00657829"/>
    </style:style>
    <style:style style:name="P10" style:family="paragraph" style:parent-style-name="Table_20_Contents">
      <style:text-properties fo:font-variant="normal" fo:text-transform="none" fo:color="#000000" style:font-name="Ubuntu" fo:font-size="10pt" fo:letter-spacing="normal" fo:font-style="normal" fo:font-weight="normal" officeooo:rsid="0065518c" officeooo:paragraph-rsid="0065518c"/>
    </style:style>
    <style:style style:name="P11" style:family="paragraph" style:parent-style-name="Table_20_Contents">
      <style:text-properties fo:font-variant="normal" fo:text-transform="none" fo:color="#000000" style:font-name="Ubuntu" fo:font-size="10pt" fo:font-style="normal" fo:font-weight="normal" officeooo:rsid="0065518c" officeooo:paragraph-rsid="00657829"/>
    </style:style>
    <style:style style:name="P12" style:family="paragraph" style:parent-style-name="Table_20_Contents">
      <style:text-properties fo:font-variant="normal" fo:text-transform="none" style:font-name="Ubuntu" fo:font-size="10pt" fo:font-style="normal" fo:font-weight="normal" officeooo:rsid="0065518c"/>
    </style:style>
    <style:style style:name="P13" style:family="paragraph" style:parent-style-name="Table_20_Contents">
      <style:text-properties fo:font-variant="normal" fo:text-transform="none" style:font-name="Ubuntu" fo:font-size="10pt" fo:font-style="normal" fo:font-weight="normal" officeooo:rsid="0065518c" officeooo:paragraph-rsid="00614d3a"/>
    </style:style>
    <style:style style:name="P14" style:family="paragraph" style:parent-style-name="Table_20_Contents">
      <style:text-properties fo:font-variant="normal" fo:text-transform="none" style:font-name="Ubuntu" fo:font-size="10pt" fo:font-style="normal" fo:font-weight="normal" officeooo:rsid="0065518c" officeooo:paragraph-rsid="00657829"/>
    </style:style>
    <style:style style:name="P15" style:family="paragraph" style:parent-style-name="Table_20_Contents">
      <style:text-properties officeooo:rsid="00657829" officeooo:paragraph-rsid="00657829"/>
    </style:style>
    <style:style style:name="P16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style:font-name="Ubuntu"/>
    </style:style>
    <style:style style:name="T3" style:family="text">
      <style:text-properties style:font-name="Ubuntu" officeooo:rsid="00657829"/>
    </style:style>
    <style:style style:name="T4" style:family="text">
      <style:text-properties officeooo:rsid="00657829"/>
    </style:style>
    <style:style style:name="T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1" text:anchor-type="paragraph" svg:x="0.0543in" svg:y="-0.5528in" svg:width="1.3047in" svg:height="0.639in" draw:z-index="0"><draw:image xlink:href="Pictures/10000201000002BD000001614A6DBFDDC137D7D5.png" xlink:type="simple" xlink:show="embed" xlink:actuate="onLoad" loext:mime-type="image/png"/></draw:frame><draw:frame text:anchor-type="paragraph" draw:z-index="1" draw:style-name="gr1" draw:text-style-name="P18" svg:width="5.6579in" svg:height="0.926in" svg:x="1.2728in" svg:y="-0.5055in"><draw:text-box><text:p text:style-name="P17"><text:span text:style-name="T5">Jadwal</text:span></text:p></draw:text-box></draw:frame></text:p>
      <text:p text:style-name="P2"/>
      <text:p text:style-name="P5"><draw:frame draw:style-name="fr1" draw:name="Image3" text:anchor-type="paragraph" svg:x="-0.7874in" svg:y="0.0874in" svg:width="0.5063in" svg:height="0.3319in" draw:z-index="2"><draw:image xlink:href="Pictures/10000438000004B600000318C21ACF48B81EA0B2.svg" xlink:type="simple" xlink:show="embed" xlink:actuate="onLoad" loext:mime-type="image/svg+xml"/><draw:image xlink:href="Pictures/1000020100000034000000224D612391D38FB094.png" xlink:type="simple" xlink:show="embed" xlink:actuate="onLoad"/></draw:frame>13 September 2017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No</text:p>
          </table:table-cell>
          <table:table-cell table:style-name="Table1.A1" office:value-type="string">
            <text:p text:style-name="P7">Topik</text:p>
          </table:table-cell>
          <table:table-cell table:style-name="Table1.C1" office:value-type="string">
            <text:p text:style-name="P7">Modul</text:p>
          </table:table-cell>
        </table:table-row>
        <table:table-row table:style-name="Table1.2">
          <table:table-cell table:style-name="Table1.A2" office:value-type="string">
            <text:p text:style-name="P15">1</text:p>
          </table:table-cell>
          <table:table-cell table:style-name="Table1.B2" office:value-type="string">
            <text:p text:style-name="P10">Pembukaan dan sambutan</text:p>
          </table:table-cell>
          <table:table-cell table:style-name="Table1.C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5">2</text:p>
          </table:table-cell>
          <table:table-cell table:style-name="Table1.B2" office:value-type="string">
            <text:p text:style-name="P10">Presentasi Pembuka</text:p>
          </table:table-cell>
          <table:table-cell table:style-name="Table1.C3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5">3</text:p>
          </table:table-cell>
          <table:table-cell table:style-name="Table1.B2" office:value-type="string">
            <text:p text:style-name="P10">Pengalaman peserta dalam memanfaatkan data geospasial dalam manajemen bencana</text:p>
          </table:table-cell>
          <table:table-cell table:style-name="Table1.C3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5">4</text:p>
          </table:table-cell>
          <table:table-cell table:style-name="Table1.B2" office:value-type="string">
            <text:p text:style-name="P10">Menjalankan analisis InaSAFE untuk mendukung penyusunan rencana kontijensi dan kajian risiko</text:p>
          </table:table-cell>
          <table:table-cell table:style-name="Table1.C3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15">5</text:p>
          </table:table-cell>
          <table:table-cell table:style-name="Table1.B2" office:value-type="string">
            <text:p text:style-name="P10">Bagaimana InaSAFE dapat digunakan sebagai solusi teknis untuk manajemen bencana</text:p>
          </table:table-cell>
          <table:table-cell table:style-name="Table1.C3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0">Konsep pelatihan</text:p>
          </table:table-cell>
          <table:table-cell table:style-name="Table1.C7" office:value-type="string">
            <text:p text:style-name="P12">training-approach_<text:span text:style-name="T4">id.pdf</text:span></text:p>
          </table:table-cell>
        </table:table-row>
        <table:table-row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3">Navigasi data peta dengan QGIS</text:p>
          </table:table-cell>
          <table:table-cell table:style-name="Table1.C8" office:value-type="string">
            <text:p text:style-name="P14">1-qgis-navigating-map-data_<text:span text:style-name="T4">id.pdf</text:span></text:p>
          </table:table-cell>
        </table:table-row>
        <table:table-row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3">Data atribut dasar di QGIS</text:p>
          </table:table-cell>
          <table:table-cell table:style-name="Table1.C9" office:value-type="string">
            <text:p text:style-name="P14">qgis-attribute-data-basics_<text:span text:style-name="T4">id.pdf</text:span></text:p>
          </table:table-cell>
        </table:table-row>
        <table:table-row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3">Dasar penggayaan QGIS</text:p>
          </table:table-cell>
          <table:table-cell table:style-name="Table1.C10" office:value-type="string">
            <text:p text:style-name="P14">qgis-styling-basics_<text:span text:style-name="T4">id.pdf</text:span></text:p>
          </table:table-cell>
        </table:table-row>
        <table:table-row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3">Dasar pelabelan QGIS</text:p>
          </table:table-cell>
          <table:table-cell table:style-name="Table1.C11" office:value-type="string">
            <text:p text:style-name="P11">7-qgis-rule-based-labels_<text:span text:style-name="T4">id.pdf</text:span></text:p>
          </table:table-cell>
        </table:table-row>
        <table:table-row>
          <table:table-cell table:style-name="Table1.A2" office:value-type="string">
            <text:p text:style-name="P15">11</text:p>
          </table:table-cell>
          <table:table-cell table:style-name="Table1.A2" office:value-type="string">
            <text:p text:style-name="P13">Membuat lapisan vektor di QGIS</text:p>
          </table:table-cell>
          <table:table-cell table:style-name="Table1.C12" office:value-type="string">
            <text:p text:style-name="P14">vector-digitising_<text:span text:style-name="T4">id.pdf</text:span></text:p>
          </table:table-cell>
        </table:table-row>
        <table:table-row>
          <table:table-cell table:style-name="Table1.A2" office:value-type="string">
            <text:p text:style-name="P15">12</text:p>
          </table:table-cell>
          <table:table-cell table:style-name="Table1.A2" office:value-type="string">
            <text:p text:style-name="P13">Dasar penggunaan komposer QGIS</text:p>
          </table:table-cell>
          <table:table-cell table:style-name="Table1.C13" office:value-type="string">
            <text:p text:style-name="P14">qgis-composer-basics_<text:span text:style-name="T4">id.pdf</text:span></text:p>
          </table:table-cell>
        </table:table-row>
      </table:table>
      <text:p text:style-name="P4"/>
      <text:p text:style-name="P4"/>
      <text:p text:style-name="P6"><draw:frame draw:style-name="fr1" draw:name="Image4" text:anchor-type="paragraph" svg:x="-0.7874in" svg:y="-0.0665in" svg:width="0.5063in" svg:height="0.3319in" draw:z-index="3"><draw:image xlink:href="Pictures/10000438000004B600000318C21ACF48B81EA0B2.svg" xlink:type="simple" xlink:show="embed" xlink:actuate="onLoad" loext:mime-type="image/svg+xml"/><draw:image xlink:href="Pictures/1000020100000034000000224D612391D38FB094.png" xlink:type="simple" xlink:show="embed" xlink:actuate="onLoad"/></draw:frame>1<text:span text:style-name="T4">4</text:span> September 2017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No</text:p>
          </table:table-cell>
          <table:table-cell table:style-name="Table2.A1" office:value-type="string">
            <text:p text:style-name="P8">Topik</text:p>
          </table:table-cell>
          <table:table-cell table:style-name="Table2.C1" office:value-type="string">
            <text:p text:style-name="P8">Modul</text:p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9">Penyegaran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9">Tinjaun tentang InaSAFE</text:p>
          </table:table-cell>
          <table:table-cell table:style-name="Table2.C2" office:value-type="string">
            <text:p text:style-name="P9">1-introduction-to-inasafe<text:span text:style-name="T2">_</text:span><text:span text:style-name="T3">id.pdf</text:span><text:line-break/>2-contingency-plans-overview<text:span text:style-name="T2">_</text:span><text:span text:style-name="T3">id.pdf</text:span></text:p>
          </table:table-cell>
        </table:table-row>
        <table:table-row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9">Data ancaman pada InaSAFE</text:p>
          </table:table-cell>
          <table:table-cell table:style-name="Table2.C2" office:value-type="string">
            <text:p text:style-name="P9">3-hazards-overview<text:span text:style-name="T2">_</text:span><text:span text:style-name="T3">id.pdf</text:span><text:line-break/>3-hazards-classifications<text:span text:style-name="T2">_</text:span><text:span text:style-name="T3">id.pdf</text:span></text:p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9">Data keterpaparan pada InaSAFE</text:p>
          </table:table-cell>
          <table:table-cell table:style-name="Table2.C2" office:value-type="string">
            <text:p text:style-name="P9">4-exposure-overview<text:span text:style-name="T2">_</text:span><text:span text:style-name="T3">id.pdf</text:span></text:p>
          </table:table-cell>
        </table:table-row>
        <table:table-row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9">Data agregasi pada InaSAFE</text:p>
          </table:table-cell>
          <table:table-cell table:style-name="Table2.C2" office:value-type="string">
            <text:p text:style-name="P9">5-aggregation-overview<text:span text:style-name="T2">_</text:span><text:span text:style-name="T3">id.pdf</text:span></text:p>
          </table:table-cell>
        </table:table-row>
        <table:table-row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9">Memasang InaSAFE</text:p>
          </table:table-cell>
          <table:table-cell table:style-name="Table2.C2" office:value-type="string">
            <text:p text:style-name="P9">7-installing-inasafe<text:span text:style-name="T2">_</text:span><text:span text:style-name="T3">id.pdf</text:span></text:p>
          </table:table-cell>
        </table:table-row>
        <table:table-row>
          <table:table-cell table:style-name="Table2.A2" office:value-type="string">
            <text:p text:style-name="P15">7</text:p>
          </table:table-cell>
          <table:table-cell table:style-name="Table2.A2" office:value-type="string">
            <text:p text:style-name="P9">Analisis Pertama</text:p>
          </table:table-cell>
          <table:table-cell table:style-name="Table2.C2" office:value-type="string">
            <text:p text:style-name="P9">8-inasafe-exercise1-first-analysis<text:span text:style-name="T2">_</text:span><text:span text:style-name="T3">id.pdf</text:span></text:p>
          </table:table-cell>
        </table:table-row>
        <table:table-row>
          <table:table-cell table:style-name="Table2.A2" office:value-type="string">
            <text:p text:style-name="P15">8</text:p>
          </table:table-cell>
          <table:table-cell table:style-name="Table2.A2" office:value-type="string">
            <text:p text:style-name="P9">Latihan InaSAFE dengan OSM</text:p>
          </table:table-cell>
          <table:table-cell table:style-name="Table2.C2" office:value-type="string">
            <text:p text:style-name="P9">8-inasafe-exercise2-tandale-with-osm<text:span text:style-name="T2">_</text:span><text:span text:style-name="T3">id.pdf</text:span></text:p>
          </table:table-cell>
        </table:table-row>
        <table:table-row>
          <table:table-cell table:style-name="Table2.A2" office:value-type="string">
            <text:p text:style-name="P15">9</text:p>
          </table:table-cell>
          <table:table-cell table:style-name="Table2.A2" office:value-type="string">
            <text:p text:style-name="P9">Memahami laporan pada InaSAFE</text:p>
          </table:table-cell>
          <table:table-cell table:style-name="Table2.C2" office:value-type="string">
            <text:p text:style-name="P9">6-impacts-overview<text:span text:style-name="T2">_</text:span><text:span text:style-name="T3">id.pdf</text:span></text:p>
          </table:table-cell>
        </table:table-row>
        <table:table-row>
          <table:table-cell table:style-name="Table2.A2" office:value-type="string">
            <text:p text:style-name="P15">10</text:p>
          </table:table-cell>
          <table:table-cell table:style-name="Table2.A2" office:value-type="string">
            <text:p text:style-name="P9">Pemetaan nilai agregasi</text:p>
          </table:table-cell>
          <table:table-cell table:style-name="Table2.C2" office:value-type="string">
            <text:p text:style-name="P9">9-aggregation-field-mapping<text:span text:style-name="T2">_</text:span><text:span text:style-name="T3">id.pdf</text:span></text:p>
          </table:table-cell>
        </table:table-row>
        <table:table-row>
          <table:table-cell table:style-name="Table2.A2" office:value-type="string">
            <text:p text:style-name="P15">11</text:p>
          </table:table-cell>
          <table:table-cell table:style-name="Table2.A2" office:value-type="string">
            <text:p text:style-name="P9">Latihan - Tandale dari nol</text:p>
          </table:table-cell>
          <table:table-cell table:style-name="Table2.C2" office:value-type="string">
            <text:p text:style-name="P9">10-inasafe-exercise3-tandale-from-scratch<text:span text:style-name="T2">_</text:span><text:span text:style-name="T3">id.pdf</text:span><text:line-break/>10.1-inasafe-exercise3-tandale-from-scratch<text:span text:style-name="T2">_</text:span><text:span text:style-name="T3">id.pdf</text:span><text:line-break/>10.2-inasafe-exercise3-tandale-ward-mapper-guide<text:span text:style-name="T2">_</text:span><text:span text:style-name="T3">id.pdf</text:span><text:line-break/>10.3-inasafe-exercise3-tandale-flood-mapper-guide<text:span text:style-name="T2">_</text:span><text:span text:style-name="T3">id.pdf</text:span><text:line-break/>10.4-inasafe-exercise3-tandale-street-mapper-<text:soft-page-break/>guide<text:span text:style-name="T2">_</text:span><text:span text:style-name="T3">id.pdf</text:span></text:p>
          </table:table-cell>
        </table:table-row>
        <table:table-row>
          <table:table-cell table:style-name="Table2.A2" office:value-type="string">
            <text:p text:style-name="P15">12</text:p>
          </table:table-cell>
          <table:table-cell table:style-name="Table2.A2" office:value-type="string">
            <text:p text:style-name="P9">Mendaftar ke mailing list InaSAFE</text:p>
          </table:table-cell>
          <table:table-cell table:style-name="Table2.C2" office:value-type="string">
            <text:p text:style-name="P9">24-inasafe-user-mailing-list<text:span text:style-name="T2">_</text:span><text:span text:style-name="T3">id.pdf</text:span></text:p>
          </table:table-cell>
        </table:table-row>
        <table:table-row>
          <table:table-cell table:style-name="Table2.A2" office:value-type="string">
            <text:p text:style-name="P15">13</text:p>
          </table:table-cell>
          <table:table-cell table:style-name="Table2.A2" office:value-type="string">
            <text:p text:style-name="P9">Tugas untuk pelatihan selanjutnya</text:p>
          </table:table-cell>
          <table:table-cell table:style-name="Table2.C2" office:value-type="string">
            <text:p text:style-name="P9">23-inasafe-exercise5-home-assignment_<text:span text:style-name="T4">id.pdf</text:span></text:p>
          </table:table-cell>
        </table:table-row>
        <table:table-row>
          <table:table-cell table:style-name="Table2.A2" office:value-type="string">
            <text:p text:style-name="P15">14</text:p>
          </table:table-cell>
          <table:table-cell table:style-name="Table2.A2" office:value-type="string">
            <text:p text:style-name="P9">Menggunakan InaSAFE untuk mendukung rencana kontijensi dan kajian risiko</text:p>
          </table:table-cell>
          <table:table-cell table:style-name="Table2.C2" office:value-type="string"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9H58M50S</meta:editing-duration>
    <meta:editing-cycles>49</meta:editing-cycles>
    <meta:generator>LibreOffice/5.4.1.2$MacOSX_X86_64 LibreOffice_project/ea7cb86e6eeb2bf3a5af73a8f7777ac570321527</meta:generator>
    <dc:date>2017-09-12T23:03:46.954946000</dc:date>
    <meta:document-statistic meta:table-count="2" meta:image-count="3" meta:object-count="0" meta:page-count="2" meta:paragraph-count="80" meta:word-count="180" meta:character-count="1856" meta:non-whitespace-character-count="1756"/>
  </office:meta>
</office:document-meta>
</file>